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Standard" style:list-style-name="L5"/>
    <style:style style:name="P4" style:family="paragraph" style:parent-style-name="Standard" style:list-style-name="L6"/>
    <style:style style:name="P5" style:family="paragraph" style:parent-style-name="Standard" style:list-style-name="L7"/>
    <style:style style:name="P6" style:family="paragraph" style:parent-style-name="Standard" style:list-style-name="L8"/>
    <style:style style:name="P7" style:family="paragraph" style:parent-style-name="Text_20_body" style:list-style-name="L1"/>
    <style:style style:name="P8" style:family="paragraph" style:parent-style-name="Text_20_body" style:list-style-name="L1">
      <style:paragraph-properties fo:text-align="justify" style:justify-single-word="false"/>
    </style:style>
    <style:style style:name="P9" style:family="paragraph" style:parent-style-name="Text_20_body">
      <style:paragraph-properties fo:text-align="center" style:justify-single-word="false"/>
    </style:style>
    <style:style style:name="P10" style:family="paragraph" style:parent-style-name="Heading_20_2">
      <style:paragraph-properties fo:text-align="center" style:justify-single-word="false"/>
    </style:style>
    <style:style style:name="P11" style:family="paragraph" style:parent-style-name="Heading_20_2">
      <style:paragraph-properties fo:text-align="center" style:justify-single-word="false"/>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12" style:family="paragraph" style:parent-style-name="Heading_20_1" style:list-style-name="L1">
      <style:paragraph-properties fo:text-align="justify" style:justify-single-word="false"/>
    </style:style>
    <style:style style:name="P13" style:family="paragraph" style:parent-style-name="Heading_20_3">
      <style:paragraph-properties fo:text-align="center"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Coopération de robots</text:span></text:p>
      <text:p text:style-name="Standard"><text:span text:style-name="T2"/></text:p>
      <text:h text:style-name="P10" text:outline-level="2"><text:span text:style-name="T5">Système centralisé/décentralisé </text:span></text:h>
      <text:p text:style-name="P9"><text:span text:style-name="T5"/></text:p>
      <text:p text:style-name="Standard"><text:tab/>Dans un système centralisé, un ordinateur calcule toutes les actions de chaque exécuteur (<text:span text:style-name="T3">robot)</text:span><text:span text:style-name="T4"> et les transmets à ces derniers qui les exécutent. À l'inverse, dans un système décentralisé c'est le comportement de chaque robot qui défini le comportement global.</text:span></text:p>
      <text:p text:style-name="Standard"><text:span text:style-name="T4"/></text:p>
      <text:p text:style-name="Standard"><text:span text:style-name="T4">Nous ne somme pas dans le cas d'un système centralisé car chaque robot participe à la réflexion et reste libre du choix de ses actions. </text:span><text:span text:style-name="T3">Absence de relation maître-esclave.</text:span><text:span text:style-name="T4"> Nous ne somme pas non plus dans un système décentralisé car ce n'est pas le comportement de nos robots qui définis un comportement global car il n'y a pas de comportement global attendu. Nous somme dans un cas de coopération, chaque robot prend les décisions le concernant lui même mais il tiens compte de l'état de son coéquipier.</text:span></text:p>
      <text:p text:style-name="Standard"><text:span text:style-name="T4"/></text:p>
      <text:h text:style-name="P11" text:outline-level="2">Mise en place de la coopération</text:h>
      <text:p text:style-name="P9"><text:span text:style-name="T5"/></text:p>
      <text:p text:style-name="Text_20_body"><text:tab/>Sur notre terrain la coopération intervient lors de la détermination de la position. Nous avons en effet deux robots évoluant sur une même surface, ils vont donc se gêner l'un l'autre car ils peuvent fausser les mesurer de leur coéquipier, cependant on peut aussi voir cela comme un avantage :</text:p>
      <text:h text:style-name="P13" text:outline-level="3">Trois utilisations possibles de la communication</text:h>
      <text:p text:style-name="Standard"/>
      <text:list xml:id="list6231388353372747716" text:style-name="L3">
        <text:list-item>
          <text:p text:style-name="P1">Mise en commun des capteurs → faire mesurer de la vitesse d'un robot par un autre</text:p>
          <text:p text:style-name="P1"/>
        </text:list-item>
      </text:list>
      <text:list xml:id="list3463987072262541738" text:style-name="L4">
        <text:list-item>
          <text:p text:style-name="P2">Mise en commun des actionneurs → <text:s/>déplacement d'un robot afin de valoriser l'information du second</text:p>
        </text:list-item>
      </text:list>
      <text:p text:style-name="Standard"/>
      <text:list xml:id="list5893102659185239882" text:style-name="L5">
        <text:list-item>
          <text:p text:style-name="P3">Mise en commun des informations → <text:s/>échange de positionnement, avancement des objectifs</text:p>
          <text:p text:style-name="P3"/>
        </text:list-item>
      </text:list>
      <text:p text:style-name="Standard"/>
      <text:p text:style-name="Standard"/>
      <text:h text:style-name="Heading_20_2" text:outline-level="2"><text:tab/>Mise en place de la coopération : <text:s/>3 possibilités</text:h>
      <text:p text:style-name="Standard"/>
      <text:p text:style-name="Standard"/>
      <text:p text:style-name="Standard"><text:s/>1 – Le robot 1 bouge, détermine sa position, puis le robot 2 bouge, détermine sa position, alors les deux robots se rejoignent et réalisent l'action commune.</text:p>
      <text:p text:style-name="Standard"/>
      <text:list xml:id="list9145788695897435139" text:style-name="L6">
        <text:list-item>
          <text:list>
            <text:list-item>
              <text:p text:style-name="P4">Mise en commun des informations</text:p>
            </text:list-item>
          </text:list>
        </text:list-item>
      </text:list>
      <text:p text:style-name="Standard"/>
      <text:p text:style-name="Standard"/>
      <text:p text:style-name="Standard"><text:soft-page-break/><text:s/>2 – Le robot 1 bouge, détermine sa position, détermine la position du robot 2 puis les deux réalisent <text:s/>l'action commune</text:p>
      <text:p text:style-name="Standard"/>
      <text:list xml:id="list2229261585774685568" text:style-name="L7">
        <text:list-item>
          <text:list>
            <text:list-item>
              <text:p text:style-name="P5">Mise en commun des capteurs</text:p>
            </text:list-item>
          </text:list>
        </text:list-item>
      </text:list>
      <text:p text:style-name="Standard"/>
      <text:p text:style-name="Standard"/>
      <text:p text:style-name="Standard"><text:s/>3 – Les deux robots se déplacent en même temps, déterminent leur position et coopèrent afin de vérifier ce positionnement. Puis ils réalisent l'action commune.</text:p>
      <text:p text:style-name="Standard"/>
      <text:list xml:id="list5873539143806403139" text:style-name="L8">
        <text:list-item>
          <text:list>
            <text:list-item>
              <text:p text:style-name="P6">Mise en commun des informations</text:p>
            </text:list-item>
            <text:list-item>
              <text:p text:style-name="P6">Mise en commun des capteurs</text:p>
            </text:list-item>
          </text:list>
        </text:list-item>
      </text:list>
      <text:p text:style-name="Standard"/>
      <text:h text:style-name="Heading_20_1" text:outline-level="1">Cahier des charges</text:h>
      <text:list xml:id="list7543582303105517308" text:style-name="L1">
        <text:list-item>
          <text:p text:style-name="P7">La première étape est de définir la mission à réaliser (<text:span text:style-name="T3">exemple :</text:span><text:span text:style-name="T4"> </text:span>pousser une caisse, tendre une corde, synchroniser des événements)</text:p>
        </text:list-item>
        <text:list-item>
          <text:p text:style-name="P7">Designer les robots en conséquences : lister les actionneurs/capteurs nécessaires</text:p>
        </text:list-item>
        <text:list-item>
          <text:p text:style-name="P7">Réalisation des 2 robots</text:p>
        </text:list-item>
        <text:list-item>
          <text:p text:style-name="P7">Implémentation de l’algorithme unique à implémenter dans les robot</text:p>
        </text:list-item>
        <text:list-item>
          <text:p text:style-name="P7">Intégration et tests</text:p>
        </text:list-item>
        <text:list-item>
          <text:p text:style-name="P7">Réaliser une documentation permettant à d’autres de <text:span text:style-name="T1">comprendre/reproduire/améliorer</text:span> le projet</text:p>
        </text:list-item>
        <text:list-item>
          <text:h text:style-name="P12" text:outline-level="1">Compétences principales mise en œuvre</text:h>
        </text:list-item>
        <text:list-item>
          <text:p text:style-name="P8">Robotique : Réalisation des robots (méca, installation des capteurs/actionneurs...)</text:p>
        </text:list-item>
        <text:list-item>
          <text:p text:style-name="P8">Informatique embarquée : programmation C des capteurs/actionneurs/communication</text:p>
        </text:list-item>
        <text:list-item>
          <text:p text:style-name="P8">Intelligence artificielle : Implémentation C d’un unique algorithme de collaboration</text:p>
        </text:list-item>
        <text:list-item>
          <text:p text:style-name="P8">Automatique : Régulation (ou estimation) de la pos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100%"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18:46:08.53</meta:creation-date>
    <dc:date>2017-06-12T20:35:21.11</dc:date>
    <meta:editing-duration>PT1H34M11S</meta:editing-duration>
    <meta:editing-cycles>2</meta:editing-cycles>
    <meta:generator>OpenOffice.org/3.4.1$Win32 OpenOffice.org_project/341m1$Build-9593</meta:generator>
    <meta:document-statistic meta:table-count="0" meta:image-count="0" meta:object-count="0" meta:page-count="2" meta:paragraph-count="30" meta:word-count="456" meta:character-count="2864"/>
  </office:meta>
</office:document-meta>
</file>